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13000003BC01C7C530.png" manifest:media-type="image/png"/>
  <manifest:file-entry manifest:full-path="Pictures/10000001000005560000021DE011041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008cm, 0cm, 0cm, 15.297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589cm" svg:height="8.355cm" svg:x="0.001cm" svg:y="7.233cm">
          <draw:image xlink:href="Pictures/10000001000005560000021DE011041E.png" xlink:type="simple" xlink:show="embed" xlink:actuate="onLoad" draw:mime-type="image/png">
            <text:p/>
          </draw:image>
        </draw:frame>
        <draw:frame draw:name="Image 51" draw:style-name="gr2" draw:text-style-name="P2" draw:layer="layout" svg:width="14.553cm" svg:height="6.798cm" svg:x="3.521cm" svg:y="0cm">
          <draw:image xlink:href="Pictures/1000000100000713000003BC01C7C530.png" xlink:type="simple" xlink:show="embed" xlink:actuate="onLoad" draw:mime-type="image/png">
            <text:p/>
          </draw:image>
        </draw:frame>
        <draw:frame draw:style-name="gr3" draw:text-style-name="P3" draw:layer="layout" svg:width="1.243cm" svg:height="0.962cm" svg:x="8.972cm" svg:y="12.339cm">
          <draw:text-box>
            <text:p>Zn</text:p>
          </draw:text-box>
        </draw:frame>
        <draw:frame draw:style-name="gr3" draw:text-style-name="P3" draw:layer="layout" svg:width="1.314cm" svg:height="0.962cm" svg:x="12.351cm" svg:y="8.274cm">
          <draw:text-box>
            <text:p>Ca</text:p>
          </draw:text-box>
        </draw:frame>
        <draw:frame draw:style-name="gr3" draw:text-style-name="P3" draw:layer="layout" svg:width="1.843cm" svg:height="0.962cm" svg:x="9.862cm" svg:y="6.218cm">
          <draw:text-box>
            <text:p>ACN</text:p>
          </draw:text-box>
        </draw:frame>
        <draw:path draw:style-name="gr4" draw:text-style-name="P4" draw:layer="layout" svg:width="1.238cm" svg:height="0.775cm" draw:transform="rotate (-0.69865529957333) translate (11.7020000082162cm 6.7469999902187cm)" svg:viewBox="0 0 1239 776" svg:d="M0 0c1664 0 1170 776 1170 776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1:11:58.352242598</meta:creation-date>
    <dc:date>2024-11-28T11:15:57.455773473</dc:date>
    <meta:editing-duration>PT4M</meta:editing-duration>
    <meta:editing-cycles>1</meta:editing-cycles>
    <meta:document-statistic meta:object-count="6"/>
    <meta:generator>LibreOffice/24.8.2.1$Linux_X86_64 LibreOffice_project/480$Build-1</meta:generator>
  </office:meta>
</office:document-meta>
</file>